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ssign1</text:p>
          </table:table-cell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P3</text:p>
          </table:table-cell>
          <table:table-cell table:number-columns-repeated="2"/>
          <table:table-cell office:value-type="string" calcext:value-type="string">
            <text:p>D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ssign2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M1</text:p>
          </table:table-cell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sign3</text:p>
          </table:table-cell>
          <table:table-cell table:number-columns-repeated="4"/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D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20:55:29.814000000</meta:creation-date>
    <dc:date>2015-06-14T21:01:40.759000000</dc:date>
    <meta:editing-duration>PT6M11S</meta:editing-duration>
    <meta:editing-cycles>1</meta:editing-cycles>
    <meta:document-statistic meta:table-count="1" meta:cell-count="12" meta:object-count="0"/>
    <meta:generator>LibreOffice/4.3.4.1$Windows_x86 LibreOffice_project/bc356b2f991740509f321d70e4512a6a54c5f243</meta:generator>
  </office:meta>
</office:document-meta>
</file>